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4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>
      <style:graphic-properties draw:ole-draw-aspect="1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5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177cm"/>
    </style:style>
    <style:style style:name="pr8" style:family="presentation" style:parent-style-name="Default-outline1">
      <style:graphic-properties fo:min-height="14.266cm"/>
    </style:style>
    <style:style style:name="pr9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size="16pt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ccffff"/>
    </style:style>
    <style:style style:name="T4" style:family="text">
      <style:text-properties fo:color="#23ff23"/>
    </style:style>
    <style:style style:name="T5" style:family="text">
      <style:text-properties fo:color="#23ff23" style:text-position="33% 58%"/>
    </style:style>
    <style:style style:name="T6" style:family="text">
      <style:text-properties style:text-position="0% 100%"/>
    </style:style>
    <style:style style:name="T7" style:family="text">
      <style:text-properties fo:color="#23ff23" style:text-position="0% 100%"/>
    </style:style>
    <style:style style:name="T8" style:family="text">
      <style:text-properties fo:color="#23ff23" style:text-position="-33% 58%"/>
    </style:style>
    <style:style style:name="T9" style:family="text">
      <style:text-properties fo:color="#ffff00" style:text-position="0% 100%"/>
    </style:style>
    <style:style style:name="T10" style:family="text">
      <style:text-properties fo:color="#23ff23" style:text-position="0% 100%" style:text-overline-style="solid" style:text-overline-width="auto" style:text-overline-color="font-color"/>
    </style:style>
    <style:style style:name="T11" style:family="text">
      <style:text-properties fo:color="#ffffff" style:text-position="0% 100%"/>
    </style:style>
    <style:style style:name="T1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Time Series</presentation:footer-decl>
      <presentation:footer-decl presentation:name="ftr2">CMPTxxxx</presentation:footer-decl>
      <presentation:date-time-decl presentation:name="dtd1" presentation:source="fixed">24 Nov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16: Time Series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24 Nov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3.556cm" svg:x="18.288cm" svg:y="9.906cm">
          <text:list text:style-name="L2">
            <text:list-item>
              <text:p><text:span text:style-name="T2">HW8</text:span> due tonight</text:p>
            </text:list-item>
            <text:list-item>
              <text:p>Please download:<text:line-break/><text:span text:style-name="T3"><text:a xlink:href="http://twu.seanho.com/11fall/busi275/lectures/22-TheFed.xls">22-TheFed.xls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Time series</text:span> data:</text:p>
                <text:list>
                  <text:list-item>
                    <text:p><text:span text:style-name="T2">Dependent</text:span> observations</text:p>
                  </text:list-item>
                </text:list>
              </text:list-item>
              <text:list-item>
                <text:p><text:span text:style-name="T2">Trend</text:span>-based approach:</text:p>
                <text:list>
                  <text:list-item>
                    <text:p><text:span text:style-name="T2">Trends</text:span>, <text:span text:style-name="T2">cycles</text:span>, <text:span text:style-name="T2">seasons</text:span></text:p>
                  </text:list-item>
                  <text:list-item>
                    <text:p><text:span text:style-name="T2">Additive</text:span> vs. <text:span text:style-name="T2">multiplicative</text:span> model</text:p>
                  </text:list-item>
                </text:list>
              </text:list-item>
              <text:list-item>
                <text:p><text:span text:style-name="T2">Autoregressive</text:span> approach:</text:p>
                <text:list>
                  <text:list-item>
                    <text:p><text:span text:style-name="T2">Autocorrelation</text:span></text:p>
                  </text:list-item>
                  <text:list-item>
                    <text:p><text:span text:style-name="T2">Correlogram</text:span></text:p>
                  </text:list-item>
                  <text:list-item>
                    <text:p>Finite <text:span text:style-name="T2">differencing</text:span> and the <text:span text:style-name="T2">ARIMA</text:span> model</text:p>
                  </text:list-item>
                </text:list>
              </text:list-item>
              <text:list-item>
                <text:p><text:span text:style-name="T2">Combining</text:span> trends with ARIMA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ime series data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<text:span text:style-name="T2">Time</text:span> is one of the <text:span text:style-name="T2">independent variables</text:span></text:p>
                <text:list>
                  <text:list-item>
                    <text:p>Often only 1 <text:span text:style-name="T4">DV</text:span> and 1 <text:span text:style-name="T4">IV</text:span> (time)</text:p>
                  </text:list-item>
                  <text:list-item>
                    <text:p>But can also have <text:span text:style-name="T2">other</text:span> time-varying IVs</text:p>
                  </text:list-item>
                </text:list>
              </text:list-item>
              <text:list-item>
                <text:p>Why not just use <text:span text:style-name="T2">regression</text:span> with time as the IV?</text:p>
                <text:list>
                  <text:list-item>
                    <text:p><text:span text:style-name="T2">Assumptions</text:span> of regression: in particular,<text:line-break/><text:span text:style-name="T2">observations</text:span> need to be <text:span text:style-name="T2">independent</text:span>!</text:p>
                  </text:list-item>
                </text:list>
              </text:list-item>
              <text:list-item>
                <text:p>Two (complementary) <text:span text:style-name="T2">approaches</text:span>:</text:p>
                <text:list>
                  <text:list-item>
                    <text:p>Model the time-varying <text:span text:style-name="T2">patterns</text:span> and factor them out to leave residuals that are <text:span text:style-name="T2">independent</text:span> (uncorrelated)</text:p>
                  </text:list-item>
                  <text:list-item>
                    <text:p>Model the <text:span text:style-name="T2">conditional dependence</text:span> of the present value on past value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atterns</text:p>
          </draw:text-box>
        </draw:frame>
        <draw:frame presentation:style-name="pr5" draw:layer="layout" svg:width="25.199cm" svg:height="15.318cm" svg:x="1.4cm" svg:y="3.81cm" presentation:class="outline" presentation:user-transformed="true">
          <draw:text-box>
            <text:list text:style-name="L3">
              <text:list-item>
                <text:p><text:span text:style-name="T2">Patterns</text:span> to look for:</text:p>
                <text:list>
                  <text:list-item>
                    <text:p><text:span text:style-name="T2">Trend</text:span>: linear growth/loss</text:p>
                    <text:list>
                      <text:list-item>
                        <text:p>Also <text:span text:style-name="T2">non-linear</text:span> trends: <text:span text:style-name="T4">t</text:span><text:span text:style-name="T5">λ</text:span><text:span text:style-name="T6">, </text:span><text:span text:style-name="T7">ln(t)</text:span><text:span text:style-name="T6">, etc.</text:span></text:p>
                      </text:list-item>
                    </text:list>
                  </text:list-item>
                  <text:list-item>
                    <text:p><text:span text:style-name="T2">Cycle</text:span>: multi-year repeating pattern</text:p>
                  </text:list-item>
                  <text:list-item>
                    <text:p><text:span text:style-name="T2">Season</text:span>: pattern that repeats each <text:span text:style-name="T2">year</text:span></text:p>
                    <text:list>
                      <text:list-item>
                        <text:p>e.g., if data is <text:span text:style-name="T2">quarterly</text:span>, use <text:span text:style-name="T2">dummy</text:span> vars<text:line-break/>for the seasons: <text:span text:style-name="T4">b</text:span><text:span text:style-name="T8">2</text:span><text:span text:style-name="T7">S</text:span><text:span text:style-name="T8">2</text:span><text:span text:style-name="T6"> + </text:span><text:span text:style-name="T7">b</text:span><text:span text:style-name="T8">3</text:span><text:span text:style-name="T7">S</text:span><text:span text:style-name="T8">3</text:span><text:span text:style-name="T6"> + </text:span><text:span text:style-name="T7">b</text:span><text:span text:style-name="T8">4</text:span><text:span text:style-name="T7">S</text:span><text:span text:style-name="T8">4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dditive</text:span> model:</text:p>
                <text:list>
                  <text:list-item>
                    <text:p><text:span text:style-name="T4">Y</text:span><text:span text:style-name="T8">t</text:span><text:span text:style-name="T6"> = (</text:span><text:span text:style-name="T7">b</text:span><text:span text:style-name="T8">0</text:span><text:span text:style-name="T6"> + </text:span><text:span text:style-name="T7">b</text:span><text:span text:style-name="T8">1</text:span><text:span text:style-name="T7">t</text:span><text:span text:style-name="T6">) + (</text:span><text:span text:style-name="T7">cyclical</text:span><text:span text:style-name="T6"> component)</text:span><text:span text:style-name="T6"><text:line-break/></text:span><text:span text:style-name="T6">+ (</text:span><text:span text:style-name="T7">seasonal</text:span><text:span text:style-name="T6"> component) + (</text:span><text:span text:style-name="T7">residual</text:span><text:span text:style-name="T6">)</text:span></text:p>
                  </text:list-item>
                </text:list>
              </text:list-item>
              <text:list-item>
                <text:p><text:span text:style-name="T6">Assumes residuals are </text:span><text:span text:style-name="T9">independent</text:span><text:span text:style-name="T6">,</text:span><text:span text:style-name="T6"><text:line-break/></text:span><text:span text:style-name="T9">normally</text:span><text:span text:style-name="T6"> distributed, with </text:span><text:span text:style-name="T9">constant</text:span><text:span text:style-name="T6"> variance</text:span></text:p>
              </text:list-item>
            </text:list>
          </draw:text-box>
        </draw:frame>
        <draw:frame draw:style-name="gr3" draw:layer="layout" svg:width="10.982cm" svg:height="6.35cm" svg:x="17.018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dditive vs. multiplicative</text:p>
          </draw:text-box>
        </draw:frame>
        <draw:frame presentation:style-name="pr5" draw:layer="layout" svg:width="25.199cm" svg:height="15.908cm" svg:x="1.4cm" svg:y="3.81cm" presentation:class="outline" presentation:user-transformed="true">
          <draw:text-box>
            <text:list text:style-name="L3">
              <text:list-item>
                <text:p><text:span text:style-name="T2">Homoscedasticity</text:span> of residuals is often an issue</text:p>
              </text:list-item>
              <text:list-item>
                <text:p>Plot <text:span text:style-name="T2">resids</text:span> vs. <text:span text:style-name="T2">predicted</text:span> value</text:p>
                <text:list>
                  <text:list-item>
                    <text:p>Look for systematic variation in residual SD</text:p>
                  </text:list-item>
                  <text:list-item>
                    <text:p>“<text:span text:style-name="T2">Spread vs. level</text:span>” plot:<text:line-break/><text:span text:style-name="T4">√(std resids)</text:span> vs. <text:span text:style-name="T4">predicted</text:span> value</text:p>
                  </text:list-item>
                </text:list>
              </text:list-item>
              <text:list-item>
                <text:p>If you see a distinct “<text:span text:style-name="T2">fan</text:span>” shape,</text:p>
                <text:list>
                  <text:list-item>
                    <text:p>i.e., the <text:span text:style-name="T2">SD</text:span> of the random variation <text:span text:style-name="T2">grows</text:span> with the <text:span text:style-name="T2">level</text:span> of the variable</text:p>
                  </text:list-item>
                </text:list>
              </text:list-item>
              <text:list-item>
                <text:p>Then apply a <text:span text:style-name="T2">log</text:span> transform to the variable:</text:p>
                <text:list>
                  <text:list-item>
                    <text:p><text:span text:style-name="T4">ln(Y</text:span><text:span text:style-name="T8">t</text:span><text:span text:style-name="T7">)</text:span><text:span text:style-name="T6"> = (</text:span><text:span text:style-name="T7">linear</text:span><text:span text:style-name="T6">) + (</text:span><text:span text:style-name="T7">cyclic</text:span><text:span text:style-name="T6">) + (</text:span><text:span text:style-name="T7">seasonal</text:span><text:span text:style-name="T6">)</text:span></text:p>
                  </text:list-item>
                </text:list>
              </text:list-item>
              <text:list-item>
                <text:p><text:span text:style-name="T6">This is equivalent to a </text:span><text:span text:style-name="T9">multiplicative</text:span><text:span text:style-name="T6"> model:</text:span></text:p>
                <text:list>
                  <text:list-item>
                    <text:p><text:span text:style-name="T7">Y</text:span><text:span text:style-name="T8">t</text:span><text:span text:style-name="T6"> = (</text:span><text:span text:style-name="T7">linear</text:span><text:span text:style-name="T6">) * (</text:span><text:span text:style-name="T7">cyclic</text:span><text:span text:style-name="T6">) * (</text:span><text:span text:style-name="T7">seasonal</text:span><text:span text:style-name="T6">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utocorrelation</text:p>
          </draw:text-box>
        </draw:frame>
        <draw:frame presentation:style-name="pr5" draw:layer="layout" svg:width="25.199cm" svg:height="15.083cm" svg:x="1.4cm" svg:y="3.81cm" presentation:class="outline" presentation:user-transformed="true">
          <draw:text-box>
            <text:list text:style-name="L3">
              <text:list-item>
                <text:p>Another approach models the <text:span text:style-name="T2">correlation</text:span> of the <text:span text:style-name="T2">current</text:span> value against <text:span text:style-name="T2">past</text:span> values:</text:p>
                <text:list>
                  <text:list-item>
                    <text:p>P( <text:span text:style-name="T4">Y</text:span><text:span text:style-name="T8">t</text:span><text:span text:style-name="T6"> | </text:span><text:span text:style-name="T7">Y</text:span><text:span text:style-name="T8">t-1</text:span><text:span text:style-name="T6"> )</text:span></text:p>
                  </text:list-item>
                  <text:list-item>
                    <text:p><text:span text:style-name="T6">Or in general: P( </text:span><text:span text:style-name="T7">Y</text:span><text:span text:style-name="T8">t</text:span><text:span text:style-name="T6"> | {</text:span><text:span text:style-name="T7">Y</text:span><text:span text:style-name="T8">s</text:span><text:span text:style-name="T6">: all </text:span><text:span text:style-name="T7">s&lt;t</text:span><text:span text:style-name="T6">} )</text:span></text:p>
                  </text:list-item>
                </text:list>
              </text:list-item>
              <text:list-item>
                <text:p><text:span text:style-name="T6">The </text:span><text:span text:style-name="T9">autocorrelation (ACF)</text:span><text:span text:style-name="T6"> </text:span><text:span text:style-name="T7">r</text:span><text:span text:style-name="T8">p</text:span><text:span text:style-name="T6"> of a variable </text:span><text:span text:style-name="T7">Y</text:span><text:span text:style-name="T6"> is the correlation of the variable against a</text:span><text:span text:style-name="T6"><text:line-break/></text:span><text:span text:style-name="T9">time-shifted</text:span><text:span text:style-name="T6"> version of itself:</text:span></text:p>
                <text:list>
                  <text:list-item>
                    <text:p><text:span text:style-name="T6">Let </text:span><text:span text:style-name="T9">Covar</text:span><text:span text:style-name="T6">(</text:span><text:span text:style-name="T7">x</text:span><text:span text:style-name="T6">, </text:span><text:span text:style-name="T7">y</text:span><text:span text:style-name="T6">) = (1/n) Σ (</text:span><text:span text:style-name="T7">x – </text:span><text:span text:style-name="T10">x</text:span><text:span text:style-name="T6">)(</text:span><text:span text:style-name="T7">y – </text:span><text:span text:style-name="T10">y</text:span><text:span text:style-name="T6">)</text:span></text:p>
                  </text:list-item>
                  <text:list-item>
                    <text:p><text:span text:style-name="T6">Then </text:span><text:span text:style-name="T7">r</text:span><text:span text:style-name="T8">p</text:span><text:span text:style-name="T6"> = Cov(</text:span><text:span text:style-name="T7">Y</text:span><text:span text:style-name="T8">t</text:span><text:span text:style-name="T6">, </text:span><text:span text:style-name="T7">Y</text:span><text:span text:style-name="T8">t-p</text:span><text:span text:style-name="T6">) / Var(</text:span><text:span text:style-name="T7">Y</text:span><text:span text:style-name="T8">t</text:span><text:span text:style-name="T6">)</text:span></text:p>
                  </text:list-item>
                  <text:list-item>
                    <text:p><text:span text:style-name="T7">p</text:span><text:span text:style-name="T6"> is the </text:span><text:span text:style-name="T9">lag </text:span><text:span text:style-name="T11">(always positive)</text:span></text:p>
                  </text:list-item>
                </text:list>
              </text:list-item>
              <text:list-item>
                <text:p><text:span text:style-name="T6">e.g., </text:span><text:span text:style-name="T9">quarterly seasonal</text:span><text:span text:style-name="T6"> data may have large </text:span><text:span text:style-name="T7">r</text:span><text:span text:style-name="T8">4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Correlogram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The <text:span text:style-name="T2">correlogram</text:span> is a column chart illustrating the <text:span text:style-name="T2">autocorrelation</text:span> for various <text:span text:style-name="T2">lags</text:span></text:p>
              </text:list-item>
              <text:list-item>
                <text:p>Statistical software will also show the<text:line-break/><text:span text:style-name="T2">critical value</text:span> for each autocorrelation</text:p>
                <text:list>
                  <text:list-item>
                    <text:p>Autocorrelations that are <text:span text:style-name="T2">significant</text:span> suggest an <text:span text:style-name="T2">autoregressive</text:span> model with lag p: <text:span text:style-name="T4">AR(p)</text:span></text:p>
                  </text:list-item>
                </text:list>
              </text:list-item>
              <text:list-item>
                <text:p><text:span text:style-name="T12">TheFed data:</text:span><text:span text:style-name="T12"><text:line-break/></text:span><text:span text:style-name="T4">AR(2)</text:span><text:span text:style-name="T12"> model</text:span></text:p>
              </text:list-item>
            </text:list>
          </draw:text-box>
        </draw:frame>
        <draw:frame draw:style-name="gr3" draw:layer="layout" svg:width="15.999cm" svg:height="8.999cm" svg:x="10.16cm" svg:y="11.32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Differencing</text:p>
          </draw:text-box>
        </draw:frame>
        <draw:frame presentation:style-name="pr5" draw:layer="layout" svg:width="25.199cm" svg:height="15.365cm" svg:x="1.4cm" svg:y="3.81cm" presentation:class="outline" presentation:user-transformed="true">
          <draw:text-box>
            <text:list text:style-name="L3">
              <text:list-item>
                <text:p>Another tool to reduce dependencies of consecutive values is finite <text:span text:style-name="T2">differencing</text:span>:</text:p>
                <text:list>
                  <text:list-item>
                    <text:p>Look at <text:span text:style-name="T4">Y</text:span><text:span text:style-name="T8">t</text:span><text:span text:style-name="T7"> – Y</text:span><text:span text:style-name="T8">t-d</text:span><text:span text:style-name="T6">, where </text:span><text:span text:style-name="T7">d</text:span><text:span text:style-name="T6"> is the </text:span><text:span text:style-name="T9">lag</text:span></text:p>
                  </text:list-item>
                  <text:list-item>
                    <text:p><text:span text:style-name="T2">Year-over-year</text:span> change on <text:span text:style-name="T2">annual</text:span> data: d=<text:span text:style-name="T4">1</text:span></text:p>
                  </text:list-item>
                  <text:list-item>
                    <text:p>Year-over-year change on <text:span text:style-name="T2">quarterly</text:span>: d=<text:span text:style-name="T4">4</text:span></text:p>
                  </text:list-item>
                </text:list>
              </text:list-item>
              <text:list-item>
                <text:p>A model that combines finite <text:span text:style-name="T2">differencing</text:span> (integration) with <text:span text:style-name="T2">autoregression</text:span> and <text:span text:style-name="T2">moving averages</text:span> is called an <text:span text:style-name="T4">ARIMA(p,d,q)</text:span> model:</text:p>
                <text:list>
                  <text:list-item>
                    <text:p><text:span text:style-name="T4">p</text:span> = lag for <text:span text:style-name="T2">autocorrelation</text:span></text:p>
                  </text:list-item>
                  <text:list-item>
                    <text:p><text:span text:style-name="T4">d</text:span> = lag for <text:span text:style-name="T2">differencing</text:span></text:p>
                  </text:list-item>
                  <text:list-item>
                    <text:p><text:span text:style-name="T4">q</text:span> = lag for <text:span text:style-name="T2">moving average</text:span></text:p>
                    <text:list>
                      <text:list-item>
                        <text:p><text:span text:style-name="T12">Use</text:span><text:span text:style-name="T2"> partial correlogram </text:span><text:span text:style-name="T12">(PACF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ombining approache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The <text:span text:style-name="T2">trend</text:span>-based approach and the <text:span text:style-name="T2">autoregressive</text:span> approach can be <text:span text:style-name="T2">combined</text:span>:</text:p>
              </text:list-item>
              <text:list-item>
                <text:p>First fit broad <text:span text:style-name="T2">trends</text:span>/cycles/seasons</text:p>
                <text:list>
                  <text:list-item>
                    <text:p>Resulting residuals<text:line-break/>(<text:span text:style-name="T2">de-trended</text:span>, <text:span text:style-name="T2">de-seasonalized</text:span> data)<text:line-break/>may still be auto-correlated</text:p>
                  </text:list-item>
                </text:list>
              </text:list-item>
              <text:list-item>
                <text:p>Use <text:span text:style-name="T2">correlograms</text:span> to choose an <text:span text:style-name="T2">ARIMA</text:span> model for the residuals</text:p>
              </text:list-item>
              <text:list-item>
                <text:p>Goal is to get the residuals to be <text:span text:style-name="T2">small</text:span>, <text:span text:style-name="T2">independent</text:span>, <text:span text:style-name="T2">normally</text:span> distributed, and with <text:span text:style-name="T2">constant</text:span> varianc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TODO</text:p>
          </draw:text-box>
        </draw:frame>
        <draw:frame presentation:style-name="pr8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HW8</text:span><text:span text:style-name="T4"> </text:span><text:span text:style-name="T12">(ch15,12): due</text:span><text:span text:style-name="T4"> tonight</text:span></text:p>
              </text:list-item>
              <text:list-item>
                <text:p><text:span text:style-name="T2">Projects</text:span><text:span text:style-name="T12">:</text:span></text:p>
                <text:list>
                  <text:list-item>
                    <text:p><text:span text:style-name="T12">Presentations</text:span><text:span text:style-name="T4"> next week</text:span><text:span text:style-name="T12">!</text:span></text:p>
                  </text:list-item>
                  <text:list-item>
                    <text:p><text:span text:style-name="T12">Final paper due Wed 7Dec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422</meta:editing-cycles>
    <meta:editing-duration>P6DT2H32M27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11-24T11:19:45</dc:date>
    <dc:creator>Sean Ho</dc:creator>
    <meta:document-statistic meta:object-count="199"/>
    <meta:user-defined meta:name="Owner">Sean Ho</meta:user-defined>
    <meta:template xlink:type="simple" xlink:actuate="onRequest" xlink:title="TWU Template" xlink:href="../../../../../../../../templates/TWU_Template.otp" meta:date="2011-09-14T21:38: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83cm" svg:height="6.351cm" xlink:href="." xlink:type="simple" chart:class="chart:line" chart:style-name="ch1">
        <chart:title svg:x="0.751cm" svg:y="0.263cm" chart:style-name="ch2">
          <text:p>US Federal Reserve Board Interest Rate (%)</text:p>
        </chart:title>
        <chart:plot-area chart:style-name="ch3" chart:data-source-has-labels="both" svg:x="0.669cm" svg:y="1.423cm" svg:width="9.876cm" svg:height="4.381cm">
          <chartooo:coordinate-region svg:x="1.74cm" svg:y="1.622cm" svg:width="8.771cm" svg:height="3.137cm"/>
          <chart:axis chart:dimension="x" chart:name="primary-x" chart:style-name="ch4" chartooo:axis-type="auto">
            <chartooo:date-scale/>
            <chart:categories table:cell-range-address="local-table.$A$2:.$A$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2" chart:label-cell-address="local-table.$B$1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nds Rate</text:p>
              </table:table-cell>
            </table:table-row>
          </table:table-header-rows>
          <table:table-rows>
            <table:table-row>
              <table:table-cell office:value-type="float" office:value="1955">
                <text:p>196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16.39">
                <text:p>16.39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3.22">
                <text:p>3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18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97cm" svg:y="0.316cm" chart:style-name="ch2">
          <text:p>Correlogram of Fed Rate</text:p>
        </chart:title>
        <chart:plot-area chart:style-name="ch3" chart:data-source-has-labels="both" svg:x="1.331cm" svg:y="1.635cm" svg:width="14.029cm" svg:height="6.204cm">
          <chartooo:coordinate-region svg:x="2.032cm" svg:y="1.834cm" svg:width="13.328cm" svg:height="5.358cm"/>
          <chart:axis chart:dimension="x" chart:name="primary-x" chart:style-name="ch4" chartooo:axis-type="auto">
            <chartooo:date-scale/>
            <chart:title svg:x="7.785cm" svg:y="8.019cm" chart:style-name="ch5">
              <text:p>Lag (p)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6.157cm" chart:style-name="ch7">
              <text:p>Autocorrelation r_p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oCorr</text:p>
              </table:table-cell>
              <table:table-cell office:value-type="string">
                <text:p>Crit. V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818050436205573">
                <text:p>0.818050436205573</text:p>
              </table:table-cell>
              <table:table-cell office:value-type="float" office:value="0.274449853296362">
                <text:p>0.2744498532963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83168946972116">
                <text:p>0.583168946972116</text:p>
              </table:table-cell>
              <table:table-cell office:value-type="float" office:value="0.445598802858674">
                <text:p>0.4455988028586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52434844298576">
                <text:p>0.452434844298576</text:p>
              </table:table-cell>
              <table:table-cell office:value-type="float" office:value="0.535172904791382">
                <text:p>0.5351729047913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71369662157745">
                <text:p>0.371369662157745</text:p>
              </table:table-cell>
              <table:table-cell office:value-type="float" office:value="0.595455528146398">
                <text:p>0.5954555281463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50447871165735">
                <text:p>0.350447871165735</text:p>
              </table:table-cell>
              <table:table-cell office:value-type="float" office:value="0.640712442227378">
                <text:p>0.64071244222737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14717862849027">
                <text:p>0.314717862849027</text:p>
              </table:table-cell>
              <table:table-cell office:value-type="float" office:value="0.680665709991066">
                <text:p>0.68066570999106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86131041168992">
                <text:p>0.286131041168992</text:p>
              </table:table-cell>
              <table:table-cell office:value-type="float" office:value="0.714644401730782">
                <text:p>0.7146444017307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41582157286239">
                <text:p>0.241582157286239</text:p>
              </table:table-cell>
              <table:table-cell office:value-type="float" office:value="0.744191479828666">
                <text:p>0.7441914798286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63759517472726">
                <text:p>0.163759517472726</text:p>
              </table:table-cell>
              <table:table-cell office:value-type="float" office:value="0.76825400095546">
                <text:p>0.768254000955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0291931627857">
                <text:p>0.110291931627857</text:p>
              </table:table-cell>
              <table:table-cell office:value-type="float" office:value="0.784145289595359">
                <text:p>0.7841452895953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